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898cm" table:align="margins"/>
    </style:style>
    <style:style style:name="Tableau2.A" style:family="table-column">
      <style:table-column-properties style:column-width="6.135cm" style:rel-column-width="23791*"/>
    </style:style>
    <style:style style:name="Tableau2.B" style:family="table-column">
      <style:table-column-properties style:column-width="3.717cm" style:rel-column-width="14416*"/>
    </style:style>
    <style:style style:name="Tableau2.C" style:family="table-column">
      <style:table-column-properties style:column-width="3.618cm" style:rel-column-width="14031*"/>
    </style:style>
    <style:style style:name="Tableau2.D" style:family="table-column">
      <style:table-column-properties style:column-width="3.429cm" style:rel-column-width="1329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0835f4" style:font-size-asian="20pt" style:font-weight-asian="bold" style:font-size-complex="20pt" style:font-weight-complex="bold"/>
    </style:style>
    <style:style style:name="P2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0835f4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800000" style:text-line-through-style="none" style:text-line-through-type="none" style:font-name="Arial" fo:font-size="18pt" style:text-underline-style="none" fo:font-weight="normal" officeooo:rsid="00254159" officeooo:paragraph-rsid="000835f4" fo:background-color="#ffff00" style:font-size-asian="18pt" style:font-weight-asian="normal" style:font-size-complex="18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0835f4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paragraph-rsid="000835f4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0835f4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paragraph-rsid="000835f4" style:font-size-asian="8.75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style:text-underline-style="none" fo:font-weight="normal" officeooo:paragraph-rsid="000835f4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0835f4" style:font-size-asian="18pt" style:font-weight-asian="normal" style:font-size-complex="18pt" style:font-weight-complex="normal"/>
    </style:style>
    <style:style style:name="P10" style:family="paragraph" style:parent-style-name="Standard">
      <style:text-properties officeooo:paragraph-rsid="000835f4"/>
    </style:style>
    <style:style style:name="T1" style:family="text">
      <style:text-properties officeooo:rsid="00268a64"/>
    </style:style>
    <style:style style:name="T2" style:family="text">
      <style:text-properties officeooo:rsid="0020159b"/>
    </style:style>
    <style:style style:name="T3" style:family="text">
      <style:text-properties style:text-position="super 58%"/>
    </style:style>
    <style:style style:name="T4" style:family="text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mis d'urbanis<text:span text:style-name="T1">ation</text:span> n°<text:text-input text:description="">self.getReference()</text:text-input></text:p>
      <text:p text:style-name="P5"/>
      <text:p text:style-name="P5"/>
      <text:p text:style-name="P9"><text:text-input text:description="Situation des travaux">self.getApplicantsSignaletic(withaddress=True)</text:text-input></text:p>
      <text:p text:style-name="P8"/>
      <text:p text:style-name="P8"/>
      <text:p text:style-name="P8"/>
      <text:p text:style-name="P8"/>
      <text:p text:style-name="P1"><text:text-input text:description="Nature des travaux">self.getLicenceSubject()</text:text-input></text:p>
      <text:p text:style-name="P1"/>
      <text:p text:style-name="P1"/>
      <text:p text:style-name="P2"><text:text-input text:description="Emplacement des travaux">self.getWorkLocationSignaletic()</text:text-input></text:p>
      <text:p text:style-name="P2"><text:span text:style-name="T2">Cadastré </text:span><text:span text:style-name="T2"><text:text-input text:description="Cadastre">self.getPortionOutsText()</text:text-input></text:span></text:p>
      <text:p text:style-name="P3">Lotissement … du … - lot n°</text:p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Récépissé n°1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6">Relevé des pièces manquantes</text:p>
          </table:table-cell>
          <table:table-cell table:style-name="Tableau2.D1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6">Récépissé 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6">Irrecevabilité du dossier</text:p>
          </table:table-cell>
          <table:table-cell table:style-name="Tableau2.D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6">Dossier complet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DGO4 1<text:span text:style-name="T3">er</text:span> transmis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Collège communal <text:span text:style-name="T4">annonce/enquête</text:span>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DGO4 transmis <text:span text:style-name="T4">annonce/enquête</text:span>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Collège octroi/refus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Transmis urbanisme DGO4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Notification demandeur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2T14:03:50.813087732</meta:creation-date>
    <dc:date>2018-05-02T14:12:47.454200842</dc:date>
    <dc:creator>bleybaert</dc:creator>
    <meta:editing-duration>PT5M41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17" meta:word-count="55" meta:character-count="453" meta:non-whitespace-character-count="426"/>
  </office:meta>
</office:document-meta>
</file>